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28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29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4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1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2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4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4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4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49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5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5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54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55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59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60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53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8" style:family="presentation" style:parent-style-name="Default-title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800080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ffaa95"/>
      <style:paragraph-properties fo:text-align="center"/>
      <style:text-properties fo:language="fr" fo:country="FR"/>
    </style:style>
    <style:style style:name="P36" style:family="paragraph">
      <loext:graphic-properties draw:fill-color="#ff3838"/>
      <style:paragraph-properties fo:text-align="center"/>
      <style:text-properties fo:language="fr" fo:country="FR"/>
    </style:style>
    <style:style style:name="P37" style:family="paragraph">
      <loext:graphic-properties draw:fill-color="#f7d1d5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loext:graphic-properties draw:fill-color="#ff5429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2" style:family="paragraph">
      <loext:graphic-properties draw:fill-color="#3465a4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0ffee"/>
      <style:paragraph-properties fo:text-align="center"/>
      <style:text-properties fo:language="fr" fo:country="FR"/>
    </style:style>
    <style:style style:name="P46" style:family="paragraph">
      <loext:graphic-properties draw:fill-color="#00ff03"/>
      <style:paragraph-properties fo:text-align="center"/>
      <style:text-properties fo:language="fr" fo:country="FR"/>
    </style:style>
    <style:style style:name="P47" style:family="paragraph">
      <style:text-properties fo:font-size="13.3999996185303pt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size="32pt" fo:language="fr" fo:country="FR" fo:font-weight="bold" style:font-size-asian="32pt" style:font-size-complex="32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9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0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65cm 15.96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05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95cm 16.3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3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Automatise certaines tâches 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1" draw:text-style-name="P14" draw:layer="layout" svg:width="25.03cm" svg:height="9.8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p text:style-name="P1"><text:span text:style-name="T6"><text:s/></text:span><text:span text:style-name="T6">Automatisés et manuel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1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5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3" draw:text-style-name="P32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5" draw:text-style-name="P34" draw:layer="layout" svg:width="1.641cm" svg:height="10.899cm" draw:transform="rotate (-3.14159265358979) translate (0.818cm 16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0" draw:text-style-name="P14" draw:layer="layout" svg:width="25.03cm" svg:height="10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7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1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2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Fonctionne s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0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1" draw:text-style-name="P38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3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2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3" draw:text-style-name="P38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2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4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35" draw:text-style-name="P38" draw:layer="layout" svg:width="25.125cm" svg:height="1.2cm" svg:x="0.475cm" svg:y="7.4cm">
          <draw:text-box>
            <text:p text:style-name="P1"><text:span text:style-name="T13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36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7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14cm" svg:y1="6.2cm" svg:x2="14cm" svg:y2="7.2cm">
          <text:p/>
        </draw:line>
        <draw:frame draw:style-name="gr35" draw:text-style-name="P38" draw:layer="layout" svg:width="25.125cm" svg:height="1.2cm" svg:x="0.476cm" svg:y="11.3cm">
          <draw:text-box>
            <text:p text:style-name="P1"><text:span text:style-name="T13">Github permet d’éditer des pipeline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1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37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3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0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 text:style-name="P47"><text:span text:style-name="T8">Source(s) :</text:span></text:p>
            <text:list text:style-name="L1">
              <text:list-item>
                <text:p text:style-name="P48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1" draw:text-style-name="P14" draw:layer="layout" svg:width="25.03cm" svg:height="10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4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8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4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4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2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44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47" draw:text-style-name="P10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47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49" draw:text-style-name="P45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9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1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47" draw:text-style-name="P10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52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54" draw:text-style-name="P53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6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54" draw:text-style-name="P53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1" draw:text-style-name="P38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8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54" draw:text-style-name="P53" draw:layer="layout" svg:width="1.641cm" svg:height="10.899cm" draw:transform="rotate (-3.14159265358979) translate (29.041cm 16.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56" draw:text-style-name="P38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9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0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1" draw:text-style-name="P38" draw:layer="layout" svg:width="23.4cm" svg:height="1.825cm" svg:x="2.2cm" svg:y="10.2cm">
          <draw:text-box>
            <text:p text:style-name="P1"><text:span text:style-name="T13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57" draw:text-style-name="P38" draw:layer="layout" svg:width="23.4cm" svg:height="1.3cm" svg:x="2.2cm" svg:y="11.9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1.695cm" svg:height="10.159cm" svg:x="3.153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3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58" draw:text-style-name="P54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7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58" draw:text-style-name="P54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6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8" draw:text-style-name="P54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69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8" draw:text-style-name="P54" draw:layer="layout" svg:width="1.641cm" svg:height="10.899cm" draw:transform="rotate (-3.14159265358979) translate (28.142cm 15.8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0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0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19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0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59" draw:text-style-name="P8" draw:layer="layout" svg:width="1.641cm" svg:height="10.899cm" draw:transform="rotate (-3.14159265358979) translate (1.175cm 16.6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5" draw:master-page-name="Default" presentation:presentation-page-layout-name="AL3T1">
        <draw:frame presentation:style-name="pr71" draw:text-style-name="P56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7T23:29:21.909000000</dc:date>
    <meta:editing-duration>P20DT10H57M26S</meta:editing-duration>
    <meta:editing-cycles>1017</meta:editing-cycles>
    <meta:generator>LibreOffice/7.2.7.2$Windows_X86_64 LibreOffice_project/8d71d29d553c0f7dcbfa38fbfda25ee34cce99a2</meta:generator>
    <meta:document-statistic meta:object-count="412"/>
  </office:meta>
</office:document-meta>
</file>